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aco" fo:font-size="8pt" style:font-name-asian="Monaco" style:font-size-asian="8pt" style:font-name-complex="Monaco" style:font-size-complex="8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aco" fo:font-size="8pt" style:font-name-asian="Monaco" style:font-size-asian="8pt" style:font-name-complex="Monaco" style:font-size-complex="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2pt" style:font-name-asian="Monaco" style:font-size-asian="12pt" style:font-name-complex="Monaco" style:font-size-complex="12pt"/>
    </style:style>
    <style:style style:name="P4" style:family="paragraph" style:parent-style-name="Standard">
      <style:text-properties fo:color="#000000" style:font-name="Times New Roman" fo:font-size="12pt" style:font-name-asian="Monaco" style:font-size-asian="12pt" style:font-name-complex="Monaco" style:font-size-complex="12pt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3">
      <style:text-properties fo:color="#000000" style:font-name="Times New Roman" fo:font-size="12pt" style:font-name-asian="Monaco" style:font-size-asian="12pt" style:font-name-complex="Monaco" style:font-size-complex="12pt"/>
    </style:style>
    <style:style style:name="P9" style:family="paragraph" style:parent-style-name="Standard" style:list-style-name="L3">
      <style:text-properties fo:color="#3f5fbf" style:font-name="Monaco" fo:font-size="11pt" style:font-name-asian="Monaco" style:font-size-asian="11pt" style:font-name-complex="Monaco" style:font-size-complex="11pt"/>
    </style:style>
    <style:style style:name="P10" style:family="paragraph" style:parent-style-name="Standard" style:list-style-name="L4">
      <style:text-properties fo:font-size="8pt" style:font-size-asian="8pt" style:font-size-complex="8pt"/>
    </style:style>
    <style:style style:name="P11" style:family="paragraph" style:parent-style-name="Standard">
      <style:paragraph-properties fo:text-align="start" style:justify-single-word="false" style:text-autospace="none"/>
      <style:text-properties fo:font-size="8pt" style:font-size-asian="8pt" style:font-size-complex="8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aco" fo:font-size="8pt" style:font-name-asian="Monaco" style:font-size-asian="8pt" style:font-name-complex="Monaco" style:font-size-complex="8pt"/>
    </style:style>
    <style:style style:name="P13" style:family="paragraph" style:parent-style-name="Standard" style:list-style-name="L5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2pt" style:font-name-asian="Monaco" style:font-size-asian="12pt" style:font-name-complex="Monaco" style:font-size-complex="12pt"/>
    </style:style>
    <style:style style:name="P14" style:family="paragraph" style:parent-style-name="Text_20_body" style:list-style-name="L4"/>
    <style:style style:name="P15" style:family="paragraph" style:parent-style-name="Text_20_body" style:list-style-name="L4">
      <style:text-properties style:use-window-font-color="true"/>
    </style:style>
    <style:style style:name="P16" style:family="paragraph" style:parent-style-name="Text_20_body" style:list-style-name="L4">
      <style:text-properties fo:color="#000000" style:font-name="Monaco" fo:font-size="11pt" style:font-name-asian="Monaco" style:font-size-asian="11pt" style:font-name-complex="Monaco" style:font-size-complex="11pt"/>
    </style:style>
    <style:style style:name="P17" style:family="paragraph" style:parent-style-name="Text_20_body" style:list-style-name="L4">
      <style:text-properties fo:font-size="8pt" style:font-size-asian="8pt" style:font-size-complex="8pt"/>
    </style:style>
    <style:style style:name="T1" style:family="text">
      <style:text-properties fo:color="#000000"/>
    </style:style>
    <style:style style:name="T2" style:family="text">
      <style:text-properties fo:color="#000000" fo:font-style="italic" style:font-style-asian="italic" style:font-style-complex="italic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fo:color="#000000" style:font-name="Monaco" fo:font-size="11pt" style:font-name-asian="Monaco" style:font-size-asian="11pt" style:font-name-complex="Monaco" style:font-size-complex="11pt"/>
    </style:style>
    <style:style style:name="T5" style:family="text">
      <style:text-properties fo:color="#000000" style:font-name="Monaco" fo:font-size="8pt" style:font-name-asian="Monaco" style:font-size-asian="8pt" style:font-name-complex="Monaco" style:font-size-complex="8pt"/>
    </style:style>
    <style:style style:name="T6" style:family="text">
      <style:text-properties fo:color="#000000" style:font-name="Monaco" style:font-name-asian="Monaco" style:font-name-complex="Monaco"/>
    </style:style>
    <style:style style:name="T7" style:family="text">
      <style:text-properties fo:color="#7f0055" fo:font-weight="bold" style:font-weight-asian="bold" style:font-weight-complex="bold"/>
    </style:style>
    <style:style style:name="T8" style:family="text">
      <style:text-properties fo:color="#7f0055" fo:font-size="8pt" fo:font-weight="bold" style:font-size-asian="8pt" style:font-weight-asian="bold" style:font-size-complex="8pt" style:font-weight-complex="bold"/>
    </style:style>
    <style:style style:name="T9" style:family="text">
      <style:text-properties fo:color="#7f0055" style:font-name="Monaco" fo:font-weight="bold" style:font-name-asian="Monaco" style:font-weight-asian="bold" style:font-name-complex="Monaco" style:font-weight-complex="bold"/>
    </style:style>
    <style:style style:name="T10" style:family="text">
      <style:text-properties fo:color="#7f0055" style:font-name="Monaco" fo:font-size="8pt" fo:font-weight="bold" style:font-name-asian="Monaco" style:font-size-asian="8pt" style:font-weight-asian="bold" style:font-name-complex="Monaco" style:font-size-complex="8pt" style:font-weight-complex="bold"/>
    </style:style>
    <style:style style:name="T11" style:family="text">
      <style:text-properties fo:color="#3f5fbf"/>
    </style:style>
    <style:style style:name="T12" style:family="text">
      <style:text-properties fo:color="#3f5fbf" style:text-underline-style="solid" style:text-underline-width="auto" style:text-underline-color="font-color"/>
    </style:style>
    <style:style style:name="T13" style:family="text">
      <style:text-properties fo:color="#3f5fbf" style:font-name="Monaco" fo:font-size="8pt" style:font-name-asian="Monaco" style:font-size-asian="8pt" style:font-name-complex="Monaco" style:font-size-complex="8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0000c0" fo:font-style="italic" style:font-style-asian="italic" style:font-style-complex="italic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style:use-window-font-color="true"/>
    </style:style>
    <style:style style:name="T18" style:family="text">
      <style:text-properties style:use-window-font-color="true" style:font-name="Monaco" fo:font-size="11pt" style:font-name-asian="Monaco" style:font-size-asian="11pt" style:font-name-complex="Monaco" style:font-size-complex="11pt"/>
    </style:style>
    <style:style style:name="T19" style:family="text">
      <style:text-properties style:use-window-font-color="true" style:font-name="Monaco" fo:font-size="11pt" style:font-name-asian="Monaco" style:font-size-asian="11pt" style:font-name-complex="Monaco" style:font-size-complex="11pt"/>
    </style:style>
    <style:style style:name="T20" style:family="text">
      <style:text-properties style:use-window-font-color="true" style:font-name="Monaco" style:font-name-asian="Monaco" style:font-name-complex="Monaco"/>
    </style:style>
    <style:style style:name="T21" style:family="text">
      <style:text-properties fo:color="#7f9fbf" fo:font-weight="bold" style:font-weight-asian="bold" style:font-weight-complex="bold"/>
    </style:style>
    <style:style style:name="T22" style:family="text">
      <style:text-properties fo:color="#000080" style:font-name="Monaco" fo:font-size="11pt" style:font-name-asian="Monaco" style:font-size-asian="11pt" style:font-name-complex="Monaco" style:font-size-complex="11pt"/>
    </style:style>
    <style:style style:name="T23" style:family="text">
      <style:text-properties fo:color="#000080" style:font-name="Monaco" style:font-name-asian="Monaco" style:font-name-complex="Monaco"/>
    </style:style>
    <style:style style:name="T24" style:family="text">
      <style:text-properties fo:color="#008000" style:font-name="Monaco" fo:font-size="11pt" style:font-name-asian="Monaco" style:font-size-asian="11pt" style:font-name-complex="Monaco" style:font-size-complex="11pt"/>
    </style:style>
    <style:style style:name="T25" style:family="text">
      <style:text-properties fo:color="#008000" style:font-name="Monaco" style:font-name-asian="Monaco" style:font-name-complex="Monaco"/>
    </style:style>
    <style:style style:name="T26" style:family="text">
      <style:text-properties fo:color="#808080" style:font-name="Monaco" fo:font-size="11pt" style:font-name-asian="Monaco" style:font-size-asian="11pt" style:font-name-complex="Monaco" style:font-size-complex="11pt"/>
    </style:style>
    <style:style style:name="T27" style:family="text">
      <style:text-properties fo:color="#808080" style:font-name="Monaco" style:font-name-asian="Monaco" style:font-name-complex="Monaco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YAKINDU</text:p>
      <text:p text:style-name="Standard">Die Struktur der Repositories gliedert sich momentan wie folgt:</text:p>
      <text:list xml:id="list1647683999" text:style-name="L1">
        <text:list-item>
          <text:p text:style-name="P5">Yakindu nimmt die neuen Projekte auf, die auf den Statecharteditor aufbauen und alle, die aktuell angepasst wurden.</text:p>
        </text:list-item>
      </text:list>
      <text:list xml:id="list2018236997" text:style-name="L2">
        <text:list-item>
          <text:p text:style-name="P6">mda4e/ModelAndSimulation beinhaltet einige Projekte, die für Yakindu angepasst wurden und vom Statecharteditor stammen. Diese kommen mittelfristig auch ins Yakindu Repository.</text:p>
        </text:list-item>
        <text:list-item>
          <text:p text:style-name="P6">mda4e/embedded/gmfStatecharteditor fasst die alten Editorplugins und ist ein Auslaufmodell.</text:p>
        </text:list-item>
        <text:list-item>
          <text:p text:style-name="P6">Ein Contiuous Build System überprüft regelmäßig, ob das Feature yakindu.feature mit den Plugins im Ordner Yakindu, Java 1.5 und dem vorgegebenen Ganymede kompiliert werden kann.</text:p>
        </text:list-item>
      </text:list>
      <text:p text:style-name="Standard"/>
      <text:p text:style-name="Standard"/>
      <text:list xml:id="list52414436" text:style-name="L3">
        <text:list-item>
          <text:p text:style-name="P7">Alle Projekte unter <text:a xlink:type="simple" xlink:href="https://projects.itemis.de/subversion/yakindu/trunk/Yakindu/">https://projects.itemis.de/subversion/yakindu/trunk/Yakindu/</text:a> auschecken. Diese sind sowohl unter Yakindu als auch im alten mda4e Repository. Update nach Möglichkeit nur im Yakindu-Repository speichern.</text:p>
        </text:list-item>
        <text:list-item>
          <text:p text:style-name="P8">Die beiden blocksystem und blocktyp-Projekte brauchen noch src-gen Ordner. Anschließend können die Workflows für die beiden Block-DSLs angestoßen werden.</text:p>
        </text:list-item>
      </text:list>
      <text:p text:style-name="P4"/>
      <text:p text:style-name="P3">Spaß kommt auf, wenn unter den Views die vielen weiteren geöffnet werden und wenn das Statechart Parameter hat.</text:p>
      <text:p text:style-name="P3"/>
      <text:h text:style-name="Heading_20_2" text:outline-level="2">GMF Modellierung</text:h>
      <text:p text:style-name="Text_20_body">Das gmf-Diagramm wurde schon mit ausgecheckt, kann aber zu jeder Zeit durch folgende Schritte neu erzeugt werden. Die Version im Repository dient nur dem einfacheren build.</text:p>
      <text:list xml:id="list1656024451" text:style-name="L4">
        <text:list-item>
          <text:p text:style-name="P14">Org.mda4e.statemachine.model/model/statemachine.genmodel öffnen</text:p>
          <text:list>
            <text:list-item>
              <text:p text:style-name="P14">auf dem Paket statemachine im drop down menü</text:p>
              <text:list>
                <text:list-item>
                  <text:p text:style-name="P14">create Model</text:p>
                </text:list-item>
                <text:list-item>
                  <text:p text:style-name="P14">und create edit code auswählen</text:p>
                </text:list-item>
              </text:list>
            </text:list-item>
          </text:list>
        </text:list-item>
        <text:list-item>
          <text:p text:style-name="P14"><text:span text:style-name="T17">Mit den GMF-Tools</text:span><text:span text:style-name="T17"><text:note text:id="ftn1" text:note-class="footnote"><text:note-citation>1</text:note-citation><text:note-body><text:p text:style-name="Footnote">http://code.google.com/p/gmftools/</text:p></text:note-body></text:note></text:span><text:span text:style-name="T17"> kann auf dem gmfmap direkt transform ausgewählt werden.</text:span></text:p>
        </text:list-item>
        <text:list-item>
          <text:p text:style-name="P14"><text:span text:style-name="T17">Die Plugin.xml anpassen, damit der Menüpunkt Validate nicht mehr von diesem Plugin angezeigt wird:</text:span></text:p>
          <text:p text:style-name="P10"><text:span text:style-name="T23">&lt;extension</text:span><text:span text:style-name="T20"> </text:span><text:span text:style-name="T23">id=</text:span><text:span text:style-name="T25">"ValidationContributionItemProvider"</text:span><text:span text:style-name="T20"> </text:span><text:span text:style-name="T23">name=</text:span><text:span text:style-name="T25">"Validation"</text:span></text:p>
        </text:list-item>
      </text:list>
      <text:p text:style-name="P11"><text:span text:style-name="T20"><text:s text:c="6"/></text:span><text:span text:style-name="T23">point=</text:span><text:span text:style-name="T25">"org.eclipse.gmf.runtime.common.ui.services.action.contributionItemProviders"</text:span><text:span text:style-name="T23">&gt;</text:span></text:p>
      <text:p text:style-name="P11"><text:span text:style-name="T20"><text:s text:c="6"/></text:span><text:span text:style-name="T27">&lt;?gmfgen generated="false"?&gt;</text:span></text:p>
      <text:p text:style-name="P11"><text:span text:style-name="T20"><text:s text:c="6"/></text:span><text:span text:style-name="T23">&lt;contributionItemProvider</text:span></text:p>
      <text:p text:style-name="P11"><text:span text:style-name="T20"><text:s text:c="12"/></text:span><text:span text:style-name="T23">class=</text:span><text:span text:style-name="T25">"statemachine.diagram.providers.StatemachineValidationProvider"</text:span><text:span text:style-name="T23">&gt;</text:span></text:p>
      <text:p text:style-name="P11"><text:span text:style-name="T20"><text:s text:c="9"/></text:span><text:span text:style-name="T23">&lt;Priority</text:span></text:p>
      <text:p text:style-name="P11"><text:span text:style-name="T20"><text:s text:c="15"/></text:span><text:span text:style-name="T23">name=</text:span><text:span text:style-name="T25">"Lowest"</text:span><text:span text:style-name="T23">&gt;</text:span></text:p>
      <text:p text:style-name="P11"><text:span text:style-name="T20"><text:s text:c="9"/></text:span><text:span text:style-name="T23">&lt;/Priority&gt;</text:span></text:p>
      <text:p text:style-name="P11"><text:span text:style-name="T20"><text:s text:c="6"/></text:span><text:span text:style-name="T23">&lt;/contributionItemProvider&gt;</text:span></text:p>
      <text:p text:style-name="P11"><text:span text:style-name="T20"><text:s text:c="3"/></text:span><text:span text:style-name="T23">&lt;/extension&gt;</text:span></text:p>
      <text:list xml:id="list1358514436" text:continue-numbering="true" text:style-name="L4">
        <text:list-item>
          <text:p text:style-name="P15">Alternative zu 2. </text:p>
          <text:list>
            <text:list-item>
              <text:p text:style-name="P15">Rechtsklick auf die statemachine.gmfmap „create Generator model“</text:p>
            </text:list-item>
            <text:list-item>
              <text:p text:style-name="P15">statemachine.gmfgen öffnen und folgende Einstellungen ändern</text:p>
              <text:list>
                <text:list-item>
                  <text:p text:style-name="P16"><text:soft-page-break/>Unter GenPlugin</text:p>
                  <text:list>
                    <text:list-item>
                      <text:p text:style-name="P16">PrintingEnabled auf true setzen</text:p>
                    </text:list-item>
                    <text:list-item>
                      <text:p text:style-name="P16">ID auf org.mda4e.statemachine.diagram</text:p>
                    </text:list-item>
                  </text:list>
                </text:list-item>
                <text:list-item>
                  <text:p text:style-name="P16">Unter GenDiagram</text:p>
                  <text:list>
                    <text:list-item>
                      <text:p text:style-name="P16">ValidationEnabled auf true</text:p>
                    </text:list-item>
                    <text:list-item>
                      <text:p text:style-name="P16">ValidationDecorators auf true</text:p>
                    </text:list-item>
                    <text:list-item>
                      <text:p text:style-name="P16">und LiveValidationUIFeedback auf true setzen</text:p>
                    </text:list-item>
                  </text:list>
                </text:list-item>
              </text:list>
            </text:list-item>
            <text:list-item>
              <text:p text:style-name="P15">Rechtsklick auf die statemachine.gmfgen „generate diagram code“</text:p>
            </text:list-item>
            <text:list-item>
              <text:p text:style-name="P14"><text:span text:style-name="T17">In der Klasse </text:span><text:span text:style-name="T4">statemachine.diagram.part.StatemachineDiagramEditorUtil </text:span><text:span text:style-name="T17">folgendes hinzufügen:</text:span></text:p>
              <text:list>
                <text:list-item>
                  <text:p text:style-name="P17"><text:span text:style-name="T9">import</text:span><text:span text:style-name="T6"> java.util.UUID;</text:span></text:p>
                </text:list-item>
                <text:list-item>
                  <text:p text:style-name="P14"><text:span text:style-name="T17">Die im folgenden definierte Methode ersetzt die alte:<text:line-break/></text:span><text:span text:style-name="T13">/**</text:span></text:p>
                </text:list-item>
              </text:list>
            </text:list-item>
          </text:list>
        </text:list-item>
      </text:list>
      <text:p text:style-name="P1"><text:span text:style-name="T1"><text:tab/> </text:span><text:span text:style-name="T11">*</text:span><text:span text:style-name="T1"> </text:span><text:span text:style-name="T11">Create</text:span><text:span text:style-name="T1"> </text:span><text:span text:style-name="T11">a</text:span><text:span text:style-name="T1"> </text:span><text:span text:style-name="T11">new</text:span><text:span text:style-name="T1"> </text:span><text:span text:style-name="T11">instance</text:span><text:span text:style-name="T1"> </text:span><text:span text:style-name="T11">of</text:span><text:span text:style-name="T1"> </text:span><text:span text:style-name="T11">domain</text:span><text:span text:style-name="T1"> </text:span><text:span text:style-name="T11">element</text:span><text:span text:style-name="T1"> </text:span><text:span text:style-name="T11">associated</text:span><text:span text:style-name="T1"> </text:span><text:span text:style-name="T11">with</text:span><text:span text:style-name="T1"> </text:span><text:span text:style-name="T11">canvas.</text:span></text:p>
      <text:p text:style-name="P1"><text:span text:style-name="T1"><text:tab/> </text:span><text:span text:style-name="T11">*</text:span><text:span text:style-name="T1"> </text:span><text:span text:style-name="T11">&lt;!-- begin-user-doc --&gt;</text:span></text:p>
      <text:p text:style-name="P1"><text:span text:style-name="T1"><text:tab/> </text:span><text:span text:style-name="T11">*</text:span><text:span text:style-name="T1"> </text:span><text:span text:style-name="T11">&lt;!-- end-user-doc --&gt;</text:span></text:p>
      <text:p text:style-name="P1"><text:span text:style-name="T1"><text:tab/> </text:span><text:span text:style-name="T11">*</text:span><text:span text:style-name="T1"> </text:span><text:span text:style-name="T21">@generated</text:span><text:span text:style-name="T1"> </text:span><text:span text:style-name="T11">NOT</text:span></text:p>
      <text:p text:style-name="P1"><text:span text:style-name="T1"><text:tab/> </text:span><text:span text:style-name="T11">*/</text:span></text:p>
      <text:p text:style-name="P1"><text:span text:style-name="T1"><text:tab/></text:span><text:span text:style-name="T7">private</text:span><text:span text:style-name="T1"> </text:span><text:span text:style-name="T7">static</text:span><text:span text:style-name="T1"> Statechart createInitialModel(String defaultName) {</text:span></text:p>
      <text:p text:style-name="P2"><text:tab/><text:tab/>Statechart statechart = StatemachineFactory.eINSTANCE.createStatechart();</text:p>
      <text:p text:style-name="P2"><text:tab/><text:tab/>statechart.setName(defaultName);</text:p>
      <text:p text:style-name="P2"><text:tab/><text:tab/>statechart.setUUID(UUID.randomUUID().toString());</text:p>
      <text:p text:style-name="P1"><text:span text:style-name="T1"><text:tab/><text:tab/></text:span><text:span text:style-name="T7">return</text:span><text:span text:style-name="T1"> statechart;</text:span></text:p>
      <text:p text:style-name="P2"><text:tab/>}</text:p>
      <text:list xml:id="list1485768017" text:continue-numbering="true" text:style-name="L4">
        <text:list-item>
          <text:list>
            <text:list-item>
              <text:list>
                <text:list-item>
                  <text:p text:style-name="P14"><text:span text:style-name="T17">In der Methode </text:span><text:span text:style-name="T10">public</text:span><text:span text:style-name="T5"> </text:span><text:span text:style-name="T10">static</text:span><text:span text:style-name="T5"> Resource createDiagram(URI diagramURI, URI modelURI,IProgressMonitor progressMonitor)</text:span><text:span text:style-name="T17"> die Zeile </text:span><text:span text:style-name="T5">Statechart model = createInitialModel();</text:span><text:span text:style-name="T17"> durch diese ersetzen:</text:span><text:span text:style-name="T4"><text:line-break/></text:span><text:span text:style-name="T5">Statechart model = createInitialModel(modelResource.getURI().lastSegment());</text:span><text:span text:style-name="T18"><text:line-break/></text:span></text:p>
                </text:list-item>
              </text:list>
            </text:list-item>
            <text:list-item>
              <text:p text:style-name="P15">In der VisualIDRegistry die Methode „getNodeVisualID“ in „getNodeVisualIDGen“ umbenennen und folgenden Import und Methode hinzufügen:</text:p>
            </text:list-item>
          </text:list>
        </text:list-item>
      </text:list>
      <text:list xml:id="list1342991472" text:continue-list="list52414436" text:style-name="L3">
        <text:list-header>
          <text:p text:style-name="P9"><text:span text:style-name="T8">import</text:span><text:span text:style-name="T3"> statemachine.Pseudostate;</text:span><text:span text:style-name="T16"><text:line-break/>/**</text:span></text:p>
        </text:list-header>
      </text:list>
      <text:p text:style-name="P1"><text:span text:style-name="T1"><text:tab/> </text:span><text:span text:style-name="T11">*</text:span><text:span text:style-name="T1"> </text:span><text:span text:style-name="T11">Author:</text:span><text:span text:style-name="T1"> </text:span><text:span text:style-name="T12">Markus</text:span><text:span text:style-name="T1"> </text:span><text:span text:style-name="T12">Mÿhlbrandt, Benjamin Schwertfeger</text:span></text:p>
      <text:p text:style-name="P1"><text:span text:style-name="T1"><text:tab/> </text:span><text:span text:style-name="T11">*</text:span><text:span text:style-name="T1"> </text:span><text:span text:style-name="T12">Bugfix</text:span><text:span text:style-name="T1"> </text:span><text:span text:style-name="T11">to</text:span><text:span text:style-name="T1"> </text:span><text:span text:style-name="T11">support</text:span><text:span text:style-name="T1"> </text:span><text:span text:style-name="T11">enumerations</text:span></text:p>
      <text:p text:style-name="P1"><text:span text:style-name="T1"><text:tab/> </text:span><text:span text:style-name="T11">*/</text:span></text:p>
      <text:p text:style-name="P1"><text:span text:style-name="T1"><text:tab/></text:span><text:span text:style-name="T7">public</text:span><text:span text:style-name="T1"> </text:span><text:span text:style-name="T7">static</text:span><text:span text:style-name="T1"> </text:span><text:span text:style-name="T7">int</text:span><text:span text:style-name="T1"> getNodeVisualID(View containerView, EObject domainElement) {</text:span></text:p>
      <text:p text:style-name="P1"><text:span text:style-name="T1"><text:tab/><text:tab/></text:span><text:span text:style-name="T7">if</text:span><text:span text:style-name="T1"> (domainElement == </text:span><text:span text:style-name="T7">null</text:span><text:span text:style-name="T1">) {</text:span></text:p>
      <text:p text:style-name="P1"><text:span text:style-name="T1"><text:tab/><text:tab/><text:tab/></text:span><text:span text:style-name="T7">return</text:span><text:span text:style-name="T1"> -1;</text:span></text:p>
      <text:p text:style-name="P2"><text:tab/><text:tab/>}</text:p>
      <text:p text:style-name="P2"><text:tab/><text:tab/>String containerModelID = statemachine.diagram.part.StatemachineVisualIDRegistry</text:p>
      <text:p text:style-name="P2"><text:tab/><text:tab/><text:tab/><text:tab/>.<text:span text:style-name="T14">getModelID</text:span>(containerView);</text:p>
      <text:p text:style-name="P1"><text:span text:style-name="T1"><text:tab/><text:tab/></text:span><text:span text:style-name="T7">if</text:span><text:span text:style-name="T1"> (!StatechartEditPart.</text:span><text:span text:style-name="T15">MODEL_ID</text:span><text:span text:style-name="T1">.equals(containerModelID)) {</text:span></text:p>
      <text:p text:style-name="P1"><text:span text:style-name="T1"><text:tab/><text:tab/><text:tab/></text:span><text:span text:style-name="T7">return</text:span><text:span text:style-name="T1"> -1;</text:span></text:p>
      <text:p text:style-name="P2"><text:tab/><text:tab/>}</text:p>
      <text:p text:style-name="P1"><text:span text:style-name="T1"><text:tab/><text:tab/></text:span><text:span text:style-name="T7">int</text:span><text:span text:style-name="T1"> containerVisualID;</text:span></text:p>
      <text:p text:style-name="P1"><text:span text:style-name="T1"><text:tab/><text:tab/></text:span><text:span text:style-name="T7">if</text:span><text:span text:style-name="T1"> (StatechartEditPart.</text:span><text:span text:style-name="T15">MODEL_ID</text:span><text:span text:style-name="T1">.equals(containerModelID)) {</text:span></text:p>
      <text:p text:style-name="P2"><text:tab/><text:tab/><text:tab/>containerVisualID = statemachine.diagram.part.StatemachineVisualIDRegistry</text:p>
      <text:p text:style-name="P2"><text:tab/><text:tab/><text:tab/><text:tab/><text:tab/>.<text:span text:style-name="T14">getVisualID</text:span>(containerView);</text:p>
      <text:p text:style-name="P1"><text:span text:style-name="T1"><text:tab/><text:tab/>} </text:span><text:span text:style-name="T7">else</text:span><text:span text:style-name="T1"> {</text:span></text:p>
      <text:p text:style-name="P1"><text:span text:style-name="T1"><text:tab/><text:tab/><text:tab/></text:span><text:span text:style-name="T7">if</text:span><text:span text:style-name="T1"> (containerView </text:span><text:span text:style-name="T7">instanceof</text:span><text:span text:style-name="T1"> Diagram) {</text:span></text:p>
      <text:p text:style-name="P1"><text:span text:style-name="T1"><text:tab/><text:tab/><text:tab/><text:tab/>containerVisualID = StatechartEditPart.</text:span><text:span text:style-name="T15">VISUAL_ID</text:span><text:span text:style-name="T1">;</text:span></text:p>
      <text:p text:style-name="P1"><text:span text:style-name="T1"><text:tab/><text:tab/><text:tab/>} </text:span><text:span text:style-name="T7">else</text:span><text:span text:style-name="T1"> {</text:span></text:p>
      <text:p text:style-name="P1"><text:span text:style-name="T1"><text:tab/><text:tab/><text:tab/><text:tab/></text:span><text:span text:style-name="T7">return</text:span><text:span text:style-name="T1"> -1;</text:span></text:p>
      <text:p text:style-name="P2"><text:soft-page-break/><text:tab/><text:tab/><text:tab/>}</text:p>
      <text:p text:style-name="P2"><text:tab/><text:tab/>}</text:p>
      <text:p text:style-name="P1"><text:span text:style-name="T1"><text:tab/><text:tab/></text:span><text:span text:style-name="T7">switch</text:span><text:span text:style-name="T1"> (containerVisualID) {</text:span></text:p>
      <text:p text:style-name="P1"><text:span text:style-name="T1"><text:tab/><text:tab/></text:span><text:span text:style-name="T7">case</text:span><text:span text:style-name="T1"> RegionRegionCompartmentEditPart.</text:span><text:span text:style-name="T15">VISUAL_ID</text:span><text:span text:style-name="T1">:</text:span></text:p>
      <text:p text:style-name="P1"><text:span text:style-name="T1"><text:tab/><text:tab/><text:tab/></text:span><text:span text:style-name="T7">if</text:span><text:span text:style-name="T1"> (StatemachinePackage.</text:span><text:span text:style-name="T15">eINSTANCE</text:span><text:span text:style-name="T1">.getPseudostate().isSuperTypeOf(</text:span></text:p>
      <text:p text:style-name="P2"><text:tab/><text:tab/><text:tab/><text:tab/><text:tab/>domainElement.eClass())) {</text:p>
      <text:p text:style-name="P1"/>
      <text:p text:style-name="P2"><text:tab/><text:tab/><text:tab/><text:tab/>Pseudostate pseudoState = (Pseudostate) domainElement;</text:p>
      <text:p text:style-name="P1"/>
      <text:p text:style-name="P1"><text:span text:style-name="T1"><text:tab/><text:tab/><text:tab/><text:tab/></text:span><text:span text:style-name="T7">switch</text:span><text:span text:style-name="T1"> (pseudoState.getPseudoType()) {</text:span></text:p>
      <text:p text:style-name="P1"><text:span text:style-name="T1"><text:tab/><text:tab/><text:tab/><text:tab/></text:span><text:span text:style-name="T7">case</text:span><text:span text:style-name="T1"> </text:span><text:span text:style-name="T15">INITIAL</text:span><text:span text:style-name="T1">:</text:span></text:p>
      <text:p text:style-name="P1"><text:span text:style-name="T1"><text:tab/><text:tab/><text:tab/><text:tab/><text:tab/></text:span><text:span text:style-name="T7">return</text:span><text:span text:style-name="T1"> PseudostateEditPart.</text:span><text:span text:style-name="T15">VISUAL_ID</text:span><text:span text:style-name="T1">;</text:span></text:p>
      <text:p text:style-name="P1"><text:span text:style-name="T1"><text:tab/><text:tab/><text:tab/><text:tab/></text:span><text:span text:style-name="T7">case</text:span><text:span text:style-name="T1"> </text:span><text:span text:style-name="T15">CHOICE</text:span><text:span text:style-name="T1">:</text:span></text:p>
      <text:p text:style-name="P1"><text:span text:style-name="T1"><text:tab/><text:tab/><text:tab/><text:tab/><text:tab/></text:span><text:span text:style-name="T7">return</text:span><text:span text:style-name="T1"> Pseudostate2EditPart.</text:span><text:span text:style-name="T15">VISUAL_ID</text:span><text:span text:style-name="T1">;</text:span></text:p>
      <text:p text:style-name="P1"><text:span text:style-name="T1"><text:tab/><text:tab/><text:tab/><text:tab/></text:span><text:span text:style-name="T7">case</text:span><text:span text:style-name="T1"> </text:span><text:span text:style-name="T15">DEEP_HISTORY</text:span><text:span text:style-name="T1">:</text:span></text:p>
      <text:p text:style-name="P1"><text:span text:style-name="T1"><text:tab/><text:tab/><text:tab/><text:tab/><text:tab/></text:span><text:span text:style-name="T7">return</text:span><text:span text:style-name="T1"> Pseudostate3EditPart.</text:span><text:span text:style-name="T15">VISUAL_ID</text:span><text:span text:style-name="T1">;</text:span></text:p>
      <text:p text:style-name="P1"><text:span text:style-name="T1"><text:tab/><text:tab/><text:tab/><text:tab/></text:span><text:span text:style-name="T7">case</text:span><text:span text:style-name="T1"> </text:span><text:span text:style-name="T15">SHALLOW_HISTORY</text:span><text:span text:style-name="T1">:</text:span></text:p>
      <text:p text:style-name="P1"><text:span text:style-name="T1"><text:tab/><text:tab/><text:tab/><text:tab/><text:tab/></text:span><text:span text:style-name="T7">return</text:span><text:span text:style-name="T1"> Pseudostate4EditPart.</text:span><text:span text:style-name="T15">VISUAL_ID</text:span><text:span text:style-name="T1">;</text:span></text:p>
      <text:p text:style-name="P1"><text:span text:style-name="T1"><text:tab/><text:tab/><text:tab/><text:tab/></text:span><text:span text:style-name="T7">case</text:span><text:span text:style-name="T1"> </text:span><text:span text:style-name="T15">JUNCTION</text:span><text:span text:style-name="T1">:</text:span></text:p>
      <text:p text:style-name="P1"><text:span text:style-name="T1"><text:tab/><text:tab/><text:tab/><text:tab/><text:tab/></text:span><text:span text:style-name="T7">return</text:span><text:span text:style-name="T1"> Pseudostate5EditPart.</text:span><text:span text:style-name="T15">VISUAL_ID</text:span><text:span text:style-name="T1">;</text:span></text:p>
      <text:p text:style-name="P2"><text:tab/><text:tab/><text:tab/><text:tab/>}</text:p>
      <text:p text:style-name="P2"><text:tab/><text:tab/><text:tab/>}</text:p>
      <text:p text:style-name="P1"><text:span text:style-name="T1"><text:tab/><text:tab/><text:tab/></text:span><text:span text:style-name="T7">if</text:span><text:span text:style-name="T1"> (StatemachinePackage.</text:span><text:span text:style-name="T15">eINSTANCE</text:span><text:span text:style-name="T1">.getFinalState().isSuperTypeOf(</text:span></text:p>
      <text:p text:style-name="P2"><text:tab/><text:tab/><text:tab/><text:tab/><text:tab/>domainElement.eClass())) {</text:p>
      <text:p text:style-name="P1"><text:span text:style-name="T1"><text:tab/><text:tab/><text:tab/><text:tab/></text:span><text:span text:style-name="T7">return</text:span><text:span text:style-name="T1"> FinalStateEditPart.</text:span><text:span text:style-name="T15">VISUAL_ID</text:span><text:span text:style-name="T1">;</text:span></text:p>
      <text:p text:style-name="P2"><text:tab/><text:tab/><text:tab/>}</text:p>
      <text:p text:style-name="P1"><text:span text:style-name="T1"><text:tab/><text:tab/><text:tab/></text:span><text:span text:style-name="T7">break</text:span><text:span text:style-name="T1">;</text:span></text:p>
      <text:p text:style-name="P1"><text:span text:style-name="T1"><text:tab/><text:tab/></text:span><text:span text:style-name="T7">case</text:span><text:span text:style-name="T1"> RegionRegionCompartment2EditPart.</text:span><text:span text:style-name="T15">VISUAL_ID</text:span><text:span text:style-name="T1">:</text:span></text:p>
      <text:p text:style-name="P1"><text:span text:style-name="T1"><text:tab/><text:tab/><text:tab/></text:span><text:span text:style-name="T7">if</text:span><text:span text:style-name="T1"> (StatemachinePackage.</text:span><text:span text:style-name="T15">eINSTANCE</text:span><text:span text:style-name="T1">.getPseudostate().isSuperTypeOf(</text:span></text:p>
      <text:p text:style-name="P2"><text:tab/><text:tab/><text:tab/><text:tab/><text:tab/>domainElement.eClass())) {</text:p>
      <text:p text:style-name="P1"/>
      <text:p text:style-name="P2"><text:tab/><text:tab/><text:tab/><text:tab/>Pseudostate pseudoState = (Pseudostate) domainElement;</text:p>
      <text:p text:style-name="P1"/>
      <text:p text:style-name="P1"><text:span text:style-name="T1"><text:tab/><text:tab/><text:tab/><text:tab/></text:span><text:span text:style-name="T7">switch</text:span><text:span text:style-name="T1"> (pseudoState.getPseudoType()) {</text:span></text:p>
      <text:p text:style-name="P1"><text:span text:style-name="T1"><text:tab/><text:tab/><text:tab/><text:tab/></text:span><text:span text:style-name="T7">case</text:span><text:span text:style-name="T1"> </text:span><text:span text:style-name="T15">INITIAL</text:span><text:span text:style-name="T1">:</text:span></text:p>
      <text:p text:style-name="P1"><text:span text:style-name="T1"><text:tab/><text:tab/><text:tab/><text:tab/><text:tab/></text:span><text:span text:style-name="T7">return</text:span><text:span text:style-name="T1"> PseudostateEditPart.</text:span><text:span text:style-name="T15">VISUAL_ID</text:span><text:span text:style-name="T1">;</text:span></text:p>
      <text:p text:style-name="P1"><text:span text:style-name="T1"><text:tab/><text:tab/><text:tab/><text:tab/></text:span><text:span text:style-name="T7">case</text:span><text:span text:style-name="T1"> </text:span><text:span text:style-name="T15">CHOICE</text:span><text:span text:style-name="T1">:</text:span></text:p>
      <text:p text:style-name="P1"><text:span text:style-name="T1"><text:tab/><text:tab/><text:tab/><text:tab/><text:tab/></text:span><text:span text:style-name="T7">return</text:span><text:span text:style-name="T1"> Pseudostate2EditPart.</text:span><text:span text:style-name="T15">VISUAL_ID</text:span><text:span text:style-name="T1">;</text:span></text:p>
      <text:p text:style-name="P1"><text:span text:style-name="T1"><text:tab/><text:tab/><text:tab/><text:tab/></text:span><text:span text:style-name="T7">case</text:span><text:span text:style-name="T1"> </text:span><text:span text:style-name="T15">DEEP_HISTORY</text:span><text:span text:style-name="T1">:</text:span></text:p>
      <text:p text:style-name="P1"><text:span text:style-name="T1"><text:tab/><text:tab/><text:tab/><text:tab/><text:tab/></text:span><text:span text:style-name="T7">return</text:span><text:span text:style-name="T1"> Pseudostate3EditPart.</text:span><text:span text:style-name="T15">VISUAL_ID</text:span><text:span text:style-name="T1">;</text:span></text:p>
      <text:p text:style-name="P1"><text:span text:style-name="T1"><text:tab/><text:tab/><text:tab/><text:tab/></text:span><text:span text:style-name="T7">case</text:span><text:span text:style-name="T1"> </text:span><text:span text:style-name="T15">SHALLOW_HISTORY</text:span><text:span text:style-name="T1">:</text:span></text:p>
      <text:p text:style-name="P1"><text:span text:style-name="T1"><text:tab/><text:tab/><text:tab/><text:tab/><text:tab/></text:span><text:span text:style-name="T7">return</text:span><text:span text:style-name="T1"> Pseudostate4EditPart.</text:span><text:span text:style-name="T15">VISUAL_ID</text:span><text:span text:style-name="T1">;</text:span></text:p>
      <text:p text:style-name="P1"><text:span text:style-name="T1"><text:tab/><text:tab/><text:tab/><text:tab/></text:span><text:span text:style-name="T7">case</text:span><text:span text:style-name="T1"> </text:span><text:span text:style-name="T15">JUNCTION</text:span><text:span text:style-name="T1">:</text:span></text:p>
      <text:p text:style-name="P1"><text:span text:style-name="T1"><text:tab/><text:tab/><text:tab/><text:tab/><text:tab/></text:span><text:span text:style-name="T7">return</text:span><text:span text:style-name="T1"> Pseudostate5EditPart.</text:span><text:span text:style-name="T15">VISUAL_ID</text:span><text:span text:style-name="T1">;</text:span></text:p>
      <text:p text:style-name="P2"><text:tab/><text:tab/><text:tab/><text:tab/>}</text:p>
      <text:p text:style-name="P2"><text:tab/><text:tab/><text:tab/>}</text:p>
      <text:p text:style-name="P1"><text:span text:style-name="T1"><text:tab/><text:tab/><text:tab/></text:span><text:span text:style-name="T7">if</text:span><text:span text:style-name="T1"> (StatemachinePackage.</text:span><text:span text:style-name="T15">eINSTANCE</text:span><text:span text:style-name="T1">.getFinalState().isSuperTypeOf(</text:span></text:p>
      <text:p text:style-name="P2"><text:tab/><text:tab/><text:tab/><text:tab/><text:tab/>domainElement.eClass())) {</text:p>
      <text:p text:style-name="P1"><text:span text:style-name="T1"><text:tab/><text:tab/><text:tab/><text:tab/></text:span><text:span text:style-name="T7">return</text:span><text:span text:style-name="T1"> FinalStateEditPart.</text:span><text:span text:style-name="T15">VISUAL_ID</text:span><text:span text:style-name="T1">;</text:span></text:p>
      <text:p text:style-name="P2"><text:tab/><text:tab/><text:tab/>}</text:p>
      <text:p text:style-name="P1"><text:span text:style-name="T1"><text:tab/><text:tab/><text:tab/></text:span><text:span text:style-name="T7">break</text:span><text:span text:style-name="T1">;</text:span></text:p>
      <text:p text:style-name="P2"><text:tab/><text:tab/>}</text:p>
      <text:p text:style-name="P1"><text:span text:style-name="T1"><text:tab/><text:tab/></text:span><text:span text:style-name="T7">return</text:span><text:span text:style-name="T1"> </text:span><text:span text:style-name="T2">getNodeVisualIDGen</text:span><text:span text:style-name="T1">(containerView, domainElement);</text:span></text:p>
      <text:p text:style-name="P2"><text:tab/>}</text:p>
      <text:p text:style-name="P3"/>
      <text:list xml:id="list462293059" text:style-name="L5">
        <text:list-header>
          <text:p text:style-name="P1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enjamin Schwertfeger</meta:initial-creator>
    <meta:creation-date>2008-12-12T12:42:36</meta:creation-date>
    <dc:date>2009-02-13T18:31:35</dc:date>
    <dc:creator>Benjamin Schwertfeger</dc:creator>
    <meta:editing-duration>PT50H48M12S</meta:editing-duration>
    <meta:editing-cycles>9</meta:editing-cycles>
    <meta:generator>OpenOffice.org/3.0$Unix OpenOffice.org_project/300m9$Build-9358</meta:generator>
    <meta:document-statistic meta:table-count="0" meta:image-count="0" meta:object-count="0" meta:page-count="3" meta:paragraph-count="127" meta:word-count="564" meta:character-count="5797"/>
    <meta:user-defined meta:name="Info 1"/>
    <meta:user-defined meta:name="Info 2"/>
    <meta:user-defined meta:name="Info 3"/>
    <meta:user-defined meta:name="Info 4"/>
  </office:meta>
</office:document-meta>
</file>